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7.7pt"/>
    </style:style>
    <style:style style:name="co5" style:family="table-column">
      <style:table-column-properties fo:break-before="auto" style:column-width="75.46pt"/>
    </style:style>
    <style:style style:name="co6" style:family="table-column">
      <style:table-column-properties fo:break-before="auto" style:column-width="51.19pt"/>
    </style:style>
    <style:style style:name="co7" style:family="table-column">
      <style:table-column-properties fo:break-before="auto" style:column-width="93.15pt"/>
    </style:style>
    <style:style style:name="co8" style:family="table-column">
      <style:table-column-properties fo:break-before="auto" style:column-width="79.09pt"/>
    </style:style>
    <style:style style:name="co9" style:family="table-column">
      <style:table-column-properties fo:break-before="auto" style:column-width="138.9pt"/>
    </style:style>
    <style:style style:name="co10" style:family="table-column">
      <style:table-column-properties fo:break-before="auto" style:column-width="218.69pt"/>
    </style:style>
    <style:style style:name="co11" style:family="table-column">
      <style:table-column-properties fo:break-before="auto" style:column-width="89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61pt" fo:break-before="auto" style:use-optimal-row-height="true"/>
    </style:style>
    <style:style style:name="ro3" style:family="table-row">
      <style:table-row-properties style:row-height="14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>
      <style:text-properties style:text-position="" style:font-name="Nimbus Sans L" style:font-name-asian="Droid Sans Fallback" style:font-name-complex="FreeSans"/>
    </style:style>
    <style:style style:name="ce4" style:family="table-cell" style:parent-style-name="Default" style:data-style-name="N124">
      <style:text-properties style:text-position=""/>
    </style:style>
    <style:style style:name="ce5" style:family="table-cell" style:parent-style-name="Default">
      <style:text-properties style:text-position=""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 style:data-style-name="N37"/>
    <style:style style:name="ce12" style:family="table-cell" style:parent-style-name="Default">
      <style:text-properties style:font-name="Nimbus Sans L" style:font-name-asian="Droid Sans Fallback" style:font-name-complex="FreeSans"/>
    </style:style>
    <style:style style:name="ce13" style:family="table-cell" style:parent-style-name="Default" style:data-style-name="N124"/>
    <style:style style:name="ce14" style:family="table-cell" style:parent-style-name="Default">
      <style:text-properties fo:font-style="italic" style:font-style-asian="italic" style:font-style-complex="italic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font-style="italic" style:font-style-asian="italic" style:font-style-complex="italic"/>
    </style:style>
    <style:style style:name="ce18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2017 p3" table:style-name="ta1">
        <table:table-column table:style-name="co11" table:default-cell-style-name="Default"/>
        <table:table-column table:style-name="co2" table:number-columns-repeated="1023" table:default-cell-style-name="Default"/>
        <table:table-row table:style-name="ro1">
          <table:table-cell table:style-name="ce10" office:value-type="string" calcext:value-type="string">
            <text:p>Time (in hours)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Task</text:p>
          </table:table-cell>
          <table:table-cell table:style-name="ce10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date" office:date-value="2017-04-08" calcext:value-type="date">
            <text:p>04/08/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date" office:date-value="2017-05-08" calcext:value-type="date">
            <text:p>05/08/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11" office:value-type="date" office:date-value="2017-05-09" calcext:value-type="date">
            <text:p>05/09/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date" office:date-value="2017-05-10" calcext:value-type="date">
            <text:p>05/10/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</table:table>
      <table:table table:name="2017 p2 (paid)" table:style-name="ta1">
        <table:table-column table:style-name="co3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01/27/1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01/29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02/01/17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02/02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02/05/17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02/06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02/09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02/15/17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02/1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02/18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02/2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02/2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02/25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02/26/17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02/2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02/2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03/06/17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03/11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03/16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03/17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03/19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03/21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03/22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03/23/17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03/24/17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03/27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04/24/17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04/25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04/26/17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04/27/1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04/28/17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04/29/17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05/09/17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05/10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05/13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05/14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05/19/17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05/20/17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05/23/17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05/24/17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05/26/1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05/27/1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05/28/17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05/29/17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05/30/17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06/09/17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06/11/17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06/15/17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06/16/17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06/20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06/22/17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06/23/17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06/26/17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06/27/1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07/15/17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Paid $3197.50 on 28/07/2017</text:p>
          </table:table-cell>
          <table:table-cell table:number-columns-repeated="1022"/>
        </table:table-row>
      </table:table>
      <table:table table:name="2017 (paid)" table:style-name="ta1">
        <table:table-column table:style-name="co4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3" calcext:value-type="date">
            <text:p>01/03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5" calcext:value-type="date">
            <text:p>01/05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1" calcext:value-type="date">
            <text:p>01/1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11" calcext:value-type="date">
            <text:p>01/1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1-16" calcext:value-type="date">
            <text:p>01/16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</table:table>
      <table:table table:name="2016 (paid)" table:style-name="ta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0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21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</table:table>
      <table:table table:name="2015 p2 (paid)" table:style-name="ta1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2015 (paid)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0">00/00/0000</text:date>, <text:time style:data-style-name="N2" text:time-value="23:07:30.9958350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7-08-10T23:07:45.126540090</dc:date>
    <meta:editing-duration>PT15H49M32S</meta:editing-duration>
    <meta:editing-cycles>323</meta:editing-cycles>
    <meta:generator>LibreOffice/5.1.6.2$Linux_X86_64 LibreOffice_project/10m0$Build-2</meta:generator>
    <meta:document-statistic meta:table-count="6" meta:cell-count="990" meta:object-count="0"/>
  </office:meta>
</office:document-meta>
</file>